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Times New Roman1" svg:font-family="'Times New Roman', Time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3335in" fo:widows="1"/>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text-properties style:font-name="Times New Roman" fo:font-size="12pt" fo:font-weight="bold" officeooo:rsid="0001d4f9" officeooo:paragraph-rsid="0012c68b" style:font-size-asian="12pt" style:font-weight-asian="bold" style:font-size-complex="12pt" style:font-weight-complex="bold"/>
    </style:style>
    <style:style style:name="P3" style:family="paragraph" style:parent-style-name="Standard">
      <style:text-properties style:font-name="Times New Roman" fo:font-size="12pt" officeooo:rsid="0001d4f9" officeooo:paragraph-rsid="0012c68b" style:font-size-asian="12pt" style:font-size-complex="12pt"/>
    </style:style>
    <style:style style:name="P4" style:family="paragraph" style:parent-style-name="Standard">
      <style:text-properties style:font-name="Times New Roman" fo:font-size="12pt" officeooo:rsid="0001d4f9" officeooo:paragraph-rsid="001417c3" style:font-size-asian="12pt" style:font-size-complex="12pt"/>
    </style:style>
    <style:style style:name="P5" style:family="paragraph" style:parent-style-name="Standard">
      <style:text-properties style:font-name="Times New Roman" fo:font-size="12pt" officeooo:rsid="00023fd8" officeooo:paragraph-rsid="0012c68b" style:font-size-asian="12pt" style:font-size-complex="12pt"/>
    </style:style>
    <style:style style:name="P6" style:family="paragraph" style:parent-style-name="Standard">
      <style:text-properties style:font-name="Times New Roman" fo:font-size="12pt" officeooo:rsid="00023fd8" officeooo:paragraph-rsid="001417c3" style:font-size-asian="12pt" style:font-size-complex="12pt"/>
    </style:style>
    <style:style style:name="P7" style:family="paragraph" style:parent-style-name="Standard">
      <style:text-properties style:font-name="Times New Roman" fo:font-size="12pt" officeooo:rsid="0005bcd4" officeooo:paragraph-rsid="0005bcd4" style:font-size-asian="12pt" style:font-size-complex="12pt"/>
    </style:style>
    <style:style style:name="P8" style:family="paragraph" style:parent-style-name="Standard">
      <style:text-properties style:font-name="Times New Roman" fo:font-size="12pt" officeooo:rsid="00092b7e" officeooo:paragraph-rsid="00092b7e" style:font-size-asian="12pt" style:font-size-complex="12pt"/>
    </style:style>
    <style:style style:name="P9" style:family="paragraph" style:parent-style-name="Standard">
      <style:text-properties style:font-name="Times New Roman" fo:font-size="12pt" officeooo:rsid="00078097" officeooo:paragraph-rsid="00078097" style:font-size-asian="12pt" style:font-size-complex="12pt"/>
    </style:style>
    <style:style style:name="P10" style:family="paragraph" style:parent-style-name="Standard">
      <style:text-properties style:font-name="Times New Roman" fo:font-size="12pt" officeooo:rsid="000de778" officeooo:paragraph-rsid="000de778" style:font-size-asian="12pt" style:font-size-complex="12pt"/>
    </style:style>
    <style:style style:name="P11" style:family="paragraph" style:parent-style-name="Standard">
      <style:text-properties style:font-name="Times New Roman" fo:font-size="12pt" style:text-underline-style="solid" style:text-underline-width="auto" style:text-underline-color="font-color" officeooo:rsid="0001d4f9" officeooo:paragraph-rsid="0012c68b" style:font-size-asian="12pt" style:font-size-complex="12pt"/>
    </style:style>
    <style:style style:name="P12" style:family="paragraph" style:parent-style-name="Standard">
      <style:text-properties style:font-name="Times New Roman" fo:font-size="12pt" style:text-underline-style="solid" style:text-underline-width="auto" style:text-underline-color="font-color" officeooo:rsid="00023fd8" officeooo:paragraph-rsid="0012c68b" style:font-size-asian="12pt" style:font-size-complex="12pt"/>
    </style:style>
    <style:style style:name="P13" style:family="paragraph" style:parent-style-name="Standard">
      <style:text-properties style:font-name="Times New Roman" fo:font-size="12pt" fo:font-style="normal" style:text-underline-style="solid" style:text-underline-width="auto" style:text-underline-color="font-color" officeooo:rsid="00023fd8" officeooo:paragraph-rsid="001417c3" style:font-size-asian="12pt" style:font-style-asian="normal" style:font-size-complex="12pt" style:font-style-complex="normal"/>
    </style:style>
    <style:style style:name="P14" style:family="paragraph" style:parent-style-name="Standard">
      <style:text-properties style:font-name="Times New Roman" fo:font-size="12pt" fo:font-style="normal" officeooo:rsid="00023fd8" officeooo:paragraph-rsid="001417c3" style:font-size-asian="12pt" style:font-style-asian="normal" style:font-size-complex="12pt" style:font-style-complex="normal"/>
    </style:style>
    <style:style style:name="P15" style:family="paragraph" style:parent-style-name="Standard">
      <style:paragraph-properties fo:break-before="page"/>
      <style:text-properties style:font-name="Times New Roman" fo:font-size="12pt" fo:font-weight="bold" officeooo:rsid="0005bcd4" officeooo:paragraph-rsid="0005bcd4" style:font-size-asian="12pt" style:font-weight-asian="bold" style:font-size-complex="12pt" style:font-weight-complex="bold"/>
    </style:style>
    <style:style style:name="P16" style:family="paragraph" style:parent-style-name="Standard">
      <style:paragraph-properties fo:break-before="page"/>
      <style:text-properties style:font-name="Times New Roman" fo:font-size="12pt" officeooo:rsid="000aeabb" officeooo:paragraph-rsid="000aeabb" style:font-size-asian="12pt" style:font-size-complex="12pt"/>
    </style:style>
    <style:style style:name="P17" style:family="paragraph" style:parent-style-name="Standard">
      <style:text-properties style:font-name="Times New Roman" fo:font-size="12pt" style:text-underline-style="solid" style:text-underline-width="auto" style:text-underline-color="font-color" officeooo:rsid="0001d4f9" officeooo:paragraph-rsid="001417c3" style:font-size-asian="12pt" style:font-size-complex="12pt"/>
    </style:style>
    <style:style style:name="P18" style:family="paragraph" style:parent-style-name="Standard">
      <style:text-properties style:font-name="Times New Roman" fo:font-size="12pt" style:text-underline-style="solid" style:text-underline-width="auto" style:text-underline-color="font-color" officeooo:rsid="00023fd8" officeooo:paragraph-rsid="001417c3" style:font-size-asian="12pt" style:font-size-complex="12pt"/>
    </style:style>
    <style:style style:name="P19" style:family="paragraph" style:parent-style-name="Standard" style:list-style-name="L1">
      <style:text-properties style:font-name="Times New Roman" fo:font-size="12pt" officeooo:rsid="0001d4f9" officeooo:paragraph-rsid="001417c3" style:font-size-asian="12pt" style:font-size-complex="12pt"/>
    </style:style>
    <style:style style:name="P20" style:family="paragraph" style:parent-style-name="Standard" style:list-style-name="L1">
      <style:text-properties style:font-name="Times New Roman" fo:font-size="12pt" officeooo:rsid="0001d4f9" officeooo:paragraph-rsid="0012c68b" style:font-size-asian="12pt" style:font-size-complex="12pt"/>
    </style:style>
    <style:style style:name="P21" style:family="paragraph" style:parent-style-name="Standard" style:list-style-name="L6">
      <style:text-properties style:font-name="Times New Roman" fo:font-size="12pt" officeooo:rsid="0018e880" officeooo:paragraph-rsid="0018e880" style:font-size-asian="12pt" style:font-size-complex="12pt"/>
    </style:style>
    <style:style style:name="P22" style:family="paragraph" style:parent-style-name="Standard" style:list-style-name="L4">
      <style:text-properties style:font-name="Times New Roman" fo:font-size="12pt" officeooo:rsid="0009674e" officeooo:paragraph-rsid="0009674e" style:font-size-asian="12pt" style:font-size-complex="12pt"/>
    </style:style>
    <style:style style:name="P23" style:family="paragraph" style:parent-style-name="Standard" style:list-style-name="L5">
      <style:text-properties style:font-name="Times New Roman" fo:font-size="12pt" officeooo:rsid="0009674e" officeooo:paragraph-rsid="0009674e" style:font-size-asian="12pt" style:font-size-complex="12pt"/>
    </style:style>
    <style:style style:name="P24" style:family="paragraph" style:parent-style-name="Standard" style:list-style-name="L6">
      <style:text-properties style:font-name="Times New Roman" fo:font-size="12pt" officeooo:rsid="0009674e" officeooo:paragraph-rsid="0009674e" style:font-size-asian="12pt" style:font-size-complex="12pt"/>
    </style:style>
    <style:style style:name="P25" style:family="paragraph" style:parent-style-name="Standard" style:list-style-name="L4">
      <style:text-properties style:font-name="Times New Roman" fo:font-size="12pt" officeooo:rsid="001499c8" officeooo:paragraph-rsid="001499c8" style:font-size-asian="12pt" style:font-size-complex="12pt"/>
    </style:style>
    <style:style style:name="P26" style:family="paragraph" style:parent-style-name="Standard" style:list-style-name="L5">
      <style:text-properties style:font-name="Times New Roman" fo:font-size="12pt" officeooo:rsid="001499c8" officeooo:paragraph-rsid="001499c8" style:font-size-asian="12pt" style:font-size-complex="12pt"/>
    </style:style>
    <style:style style:name="P27" style:family="paragraph" style:parent-style-name="Standard" style:list-style-name="L6">
      <style:text-properties style:font-name="Times New Roman" fo:font-size="12pt" officeooo:rsid="001499c8" officeooo:paragraph-rsid="001499c8" style:font-size-asian="12pt" style:font-size-complex="12pt"/>
    </style:style>
    <style:style style:name="P28" style:family="paragraph" style:parent-style-name="Standard" style:list-style-name="L4">
      <style:text-properties style:font-name="Times New Roman" fo:font-size="12pt" officeooo:rsid="000aeabb" officeooo:paragraph-rsid="000aeabb" style:font-size-asian="12pt" style:font-size-complex="12pt"/>
    </style:style>
    <style:style style:name="P29" style:family="paragraph" style:parent-style-name="Standard" style:list-style-name="L5">
      <style:text-properties style:font-name="Times New Roman" fo:font-size="12pt" officeooo:rsid="000aeabb" officeooo:paragraph-rsid="000aeabb" style:font-size-asian="12pt" style:font-size-complex="12pt"/>
    </style:style>
    <style:style style:name="P30" style:family="paragraph" style:parent-style-name="Standard" style:list-style-name="L6">
      <style:text-properties style:font-name="Times New Roman" fo:font-size="12pt" officeooo:rsid="00092b7e" officeooo:paragraph-rsid="00092b7e" style:font-size-asian="12pt" style:font-size-complex="12pt"/>
    </style:style>
    <style:style style:name="P31" style:family="paragraph" style:parent-style-name="Standard" style:list-style-name="L6">
      <style:text-properties style:font-name="Times New Roman" fo:font-size="12pt" officeooo:rsid="0005bcd4" officeooo:paragraph-rsid="0005bcd4" style:font-size-asian="12pt" style:font-size-complex="12pt"/>
    </style:style>
    <style:style style:name="P32" style:family="paragraph" style:parent-style-name="Standard" style:list-style-name="L6">
      <style:text-properties style:font-name="Times New Roman" fo:font-size="12pt" officeooo:rsid="00078097" officeooo:paragraph-rsid="0005bcd4" style:font-size-asian="12pt" style:font-size-complex="12pt"/>
    </style:style>
    <style:style style:name="P33" style:family="paragraph" style:parent-style-name="Standard" style:list-style-name="L6">
      <style:text-properties style:font-name="Times New Roman" fo:font-size="12pt" officeooo:rsid="00078097" officeooo:paragraph-rsid="00078097" style:font-size-asian="12pt" style:font-size-complex="12pt"/>
    </style:style>
    <style:style style:name="P34" style:family="paragraph" style:parent-style-name="Standard" style:list-style-name="L6">
      <style:text-properties style:font-name="Times New Roman" fo:font-size="12pt" officeooo:rsid="000de778" officeooo:paragraph-rsid="000de778" style:font-size-asian="12pt" style:font-size-complex="12pt"/>
    </style:style>
    <style:style style:name="P35" style:family="paragraph" style:parent-style-name="Standard">
      <style:text-properties style:font-name="Times New Roman" fo:font-size="12pt" officeooo:rsid="000de778" officeooo:paragraph-rsid="000de778" style:font-size-asian="12pt" style:font-size-complex="12pt"/>
    </style:style>
    <style:style style:name="P36" style:family="paragraph" style:parent-style-name="Standard" style:list-style-name="L5">
      <style:text-properties style:font-name="Times New Roman" fo:font-size="12pt" officeooo:rsid="001bf24e" officeooo:paragraph-rsid="001bf24e" style:font-size-asian="12pt" style:font-size-complex="12pt"/>
    </style:style>
    <style:style style:name="P37" style:family="paragraph" style:parent-style-name="Standard" style:list-style-name="L6">
      <style:text-properties style:font-name="Times New Roman" fo:font-size="12pt" officeooo:rsid="001bf24e" officeooo:paragraph-rsid="001bf24e" style:font-size-asian="12pt" style:font-size-complex="12pt"/>
    </style:style>
    <style:style style:name="P38" style:family="paragraph" style:parent-style-name="Standard" style:list-style-name="L6">
      <style:text-properties style:font-name="Times New Roman" fo:font-size="12pt" officeooo:rsid="001cbe59" officeooo:paragraph-rsid="001cbe59" style:font-size-asian="12pt" style:font-size-complex="12pt"/>
    </style:style>
    <style:style style:name="P39" style:family="paragraph" style:parent-style-name="Standard" style:list-style-name="L2">
      <style:text-properties style:font-name="Times New Roman" fo:font-size="12pt" officeooo:rsid="00023fd8" officeooo:paragraph-rsid="0012c68b" style:font-size-asian="12pt" style:font-size-complex="12pt"/>
    </style:style>
    <style:style style:name="P40" style:family="paragraph" style:parent-style-name="Standard">
      <style:text-properties style:font-name="Times New Roman" fo:font-size="12pt" officeooo:rsid="001f4f9a" officeooo:paragraph-rsid="001f4f9a" style:font-size-asian="12pt" style:font-size-complex="12pt"/>
    </style:style>
    <style:style style:name="P41" style:family="paragraph" style:parent-style-name="Standard" style:list-style-name="L7">
      <style:text-properties style:font-name="Times New Roman" fo:font-size="12pt" officeooo:rsid="001f4f9a" officeooo:paragraph-rsid="001f4f9a" style:font-size-asian="12pt" style:font-size-complex="12pt"/>
    </style:style>
    <style:style style:name="P42" style:family="paragraph" style:parent-style-name="Standard">
      <style:paragraph-properties style:line-height-at-least="0.3335in" fo:widows="1"/>
      <style:text-properties style:font-name="Times New Roman" fo:font-size="12pt" officeooo:rsid="00163973" style:font-size-asian="12pt" style:font-size-complex="12pt"/>
    </style:style>
    <style:style style:name="P43" style:family="paragraph" style:parent-style-name="Standard" style:list-style-name="L6">
      <style:text-properties style:font-name="Times New Roman" fo:font-size="12pt" officeooo:rsid="0021bd21" officeooo:paragraph-rsid="0021bd21" style:font-size-asian="12pt" style:font-size-complex="12pt"/>
    </style:style>
    <style:style style:name="P44" style:family="paragraph" style:parent-style-name="Standard" style:list-style-name="L2">
      <style:text-properties style:font-name="Times New Roman" fo:font-size="12pt" fo:font-style="normal" officeooo:rsid="00023fd8" officeooo:paragraph-rsid="0012c68b" style:font-size-asian="12pt" style:font-style-asian="normal" style:font-size-complex="12pt" style:font-style-complex="normal"/>
    </style:style>
    <style:style style:name="P45" style:family="paragraph" style:parent-style-name="Standard" style:list-style-name="L3">
      <style:text-properties style:font-name="Times New Roman" fo:font-size="12pt" fo:font-style="normal" officeooo:rsid="00023fd8" officeooo:paragraph-rsid="0012c68b" style:font-size-asian="12pt" style:font-style-asian="normal" style:font-size-complex="12pt" style:font-style-complex="normal"/>
    </style:style>
    <style:style style:name="P46" style:family="paragraph" style:parent-style-name="Standard" style:list-style-name="L3">
      <style:text-properties style:font-name="Times New Roman" fo:font-size="12pt" fo:font-style="normal" officeooo:rsid="0018e880" officeooo:paragraph-rsid="0018e880" style:font-size-asian="12pt" style:font-style-asian="normal" style:font-size-complex="12pt" style:font-style-complex="normal"/>
    </style:style>
    <style:style style:name="P47" style:family="paragraph" style:parent-style-name="Standard" style:list-style-name="L5">
      <style:text-properties officeooo:paragraph-rsid="001a6d8a"/>
    </style:style>
    <style:style style:name="P48" style:family="paragraph" style:parent-style-name="Standard" style:list-style-name="L6">
      <style:text-properties officeooo:rsid="0005bcd4"/>
    </style:style>
    <style:style style:name="P49" style:family="paragraph" style:parent-style-name="Standard" style:list-style-name="L5">
      <style:text-properties officeooo:rsid="001bf24e" officeooo:paragraph-rsid="001bf24e"/>
    </style:style>
    <style:style style:name="P50" style:family="paragraph" style:parent-style-name="Standard">
      <style:paragraph-properties style:line-height-at-least="0.3335in" fo:widows="1"/>
      <style:text-properties fo:font-variant="normal" fo:text-transform="none" fo:color="#000000" style:font-name="Times New Roman1" fo:font-size="12pt" fo:letter-spacing="normal" fo:font-style="normal" fo:font-weight="normal"/>
    </style:style>
    <style:style style:name="P51" style:family="paragraph" style:parent-style-name="Standard">
      <style:paragraph-properties style:line-height-at-least="0.3335in" fo:widows="1"/>
      <style:text-properties fo:font-variant="normal" fo:text-transform="none" fo:color="#000000" style:font-name="Times New Roman1" fo:font-size="12pt" fo:letter-spacing="normal" fo:font-style="normal" fo:font-weight="normal" officeooo:rsid="00163973" style:font-size-asian="12pt" style:font-size-complex="12pt"/>
    </style:style>
    <style:style style:name="P52" style:family="paragraph" style:parent-style-name="Standard">
      <style:paragraph-properties fo:break-before="page"/>
      <style:text-properties fo:font-variant="normal" fo:text-transform="none" fo:color="#000000" style:font-name="Times New Roman" fo:font-size="12pt" fo:letter-spacing="normal" fo:font-style="normal" fo:font-weight="normal" officeooo:rsid="00163973" officeooo:paragraph-rsid="00163973" style:font-size-asian="12pt" style:font-size-complex="12pt"/>
    </style:style>
    <style:style style:name="T1" style:family="text">
      <style:text-properties officeooo:rsid="00078097"/>
    </style:style>
    <style:style style:name="T2" style:family="text">
      <style:text-properties style:text-position="sub 58%" officeooo:rsid="00078097"/>
    </style:style>
    <style:style style:name="T3" style:family="text">
      <style:text-properties officeooo:rsid="00092b7e"/>
    </style:style>
    <style:style style:name="T4" style:family="text">
      <style:text-properties fo:font-style="normal" style:font-style-asian="normal" style:font-style-complex="normal"/>
    </style:style>
    <style:style style:name="T5" style:family="text">
      <style:text-properties fo:font-style="normal" officeooo:rsid="0012c68b" style:font-style-asian="normal" style:font-style-complex="normal"/>
    </style:style>
    <style:style style:name="T6" style:family="text">
      <style:text-properties fo:font-style="normal" officeooo:rsid="001d42be" style:font-style-asian="normal" style:font-style-complex="normal"/>
    </style:style>
    <style:style style:name="T7" style:family="text">
      <style:text-properties fo:font-style="normal" officeooo:rsid="001e7b1b" style:font-style-asian="normal" style:font-style-complex="normal"/>
    </style:style>
    <style:style style:name="T8" style:family="text">
      <style:text-properties fo:font-style="normal" officeooo:rsid="0020be5c" style:font-style-asian="normal" style:font-style-complex="normal"/>
    </style:style>
    <style:style style:name="T9" style:family="text">
      <style:text-properties officeooo:rsid="000c1162"/>
    </style:style>
    <style:style style:name="T10" style:family="text">
      <style:text-properties officeooo:rsid="000df9e9"/>
    </style:style>
    <style:style style:name="T11" style:family="text">
      <style:text-properties officeooo:rsid="00107663"/>
    </style:style>
    <style:style style:name="T12" style:family="text">
      <style:text-properties officeooo:rsid="00119b18"/>
    </style:style>
    <style:style style:name="T13" style:family="text">
      <style:text-properties officeooo:rsid="00023fd8"/>
    </style:style>
    <style:style style:name="T14" style:family="text">
      <style:text-properties fo:font-style="italic"/>
    </style:style>
    <style:style style:name="T15" style:family="text">
      <style:text-properties fo:font-style="italic" officeooo:rsid="0012c68b" style:font-style-asian="italic" style:font-style-complex="italic"/>
    </style:style>
    <style:style style:name="T16" style:family="text">
      <style:text-properties officeooo:rsid="0012c68b"/>
    </style:style>
    <style:style style:name="T17" style:family="text">
      <style:text-properties officeooo:rsid="001499c8"/>
    </style:style>
    <style:style style:name="T18" style:family="text">
      <style:text-properties officeooo:rsid="0017d158"/>
    </style:style>
    <style:style style:name="T19" style:family="text">
      <style:text-properties officeooo:rsid="0018177c"/>
    </style:style>
    <style:style style:name="T20" style:family="text">
      <style:text-properties officeooo:rsid="001939b5"/>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09674e" style:font-size-asian="12pt" style:font-size-complex="12pt"/>
    </style:style>
    <style:style style:name="T23" style:family="text">
      <style:text-properties style:font-name="Times New Roman" fo:font-size="12pt" officeooo:rsid="001a6d8a" style:font-size-asian="12pt" style:font-size-complex="12pt"/>
    </style:style>
    <style:style style:name="T24" style:family="text">
      <style:text-properties style:font-name="Times New Roman" fo:font-size="12pt" officeooo:rsid="001d1309" style:font-size-asian="12pt" style:font-size-complex="12pt"/>
    </style:style>
    <style:style style:name="T25" style:family="text">
      <style:text-properties officeooo:rsid="001bf24e"/>
    </style:style>
    <style:style style:name="T26" style:family="text">
      <style:text-properties officeooo:rsid="001cbe59"/>
    </style:style>
    <style:style style:name="T27" style:family="text">
      <style:text-properties officeooo:rsid="001d1309"/>
    </style:style>
    <style:style style:name="T28" style:family="text">
      <style:text-properties officeooo:rsid="00202e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earch Plan</text:p>
      <text:p text:style-name="P3"/>
      <text:p text:style-name="P17">Rationale</text:p>
      <text:p text:style-name="P4"><text:span text:style-name="T19">In 2013, 424000 people</text:span> <text:span text:style-name="T19">were injured and 3154 were killed in accidents involving distracted drivers, often involving texting or the improper usage of phones.</text:span> It would be ideal if a solution were found which could reduce the incidence of poor driving skills including improper phone usage and thus save lives and money.</text:p>
      <text:p text:style-name="P3"/>
      <text:p text:style-name="P11">Research Questions: </text:p>
      <text:list xml:id="list5117896174575966284" text:style-name="L1">
        <text:list-item>
          <text:p text:style-name="P19">What sorts of behaviors could potentially cause dangerous driving?</text:p>
        </text:list-item>
        <text:list-item>
          <text:p text:style-name="P20">What other solutions have already been proposed to remedy this issue? </text:p>
        </text:list-item>
        <text:list-item>
          <text:p text:style-name="P20">How does operant conditioning tie into designing an effective solution? </text:p>
        </text:list-item>
      </text:list>
      <text:p text:style-name="P3"/>
      <text:p text:style-name="P17">Engineering Goal </text:p>
      <text:p text:style-name="P4">Design a device which can alert users of potentially poor driving and cause them to <text:span text:style-name="T13">cease behaviors which could cause it.</text:span></text:p>
      <text:p text:style-name="P5"/>
      <text:p text:style-name="P18">Risk and Safety</text:p>
      <text:p text:style-name="P6">The production of the main printed circuit board requires the use of potentially dangerous chemicals such as hydrochloric acid and sodium hydroxide and can potentially produce toxic fumes. Proper lab procedures must be taken and the work must be done in a fume hood.</text:p>
      <text:p text:style-name="P5"/>
      <text:p text:style-name="P12">Hazardous Chemicals <text:span text:style-name="T16">(see </text:span><text:span text:style-name="T15">Risk and Safety</text:span><text:span text:style-name="T5">)</text:span>: </text:p>
      <text:list xml:id="list6449318223498446" text:style-name="L2">
        <text:list-item>
          <text:p text:style-name="P44">Pure NaOH – 1 gram per 1000 milliliters water</text:p>
        </text:list-item>
        <text:list-item>
          <text:p text:style-name="P44">37% hydrochloric acid</text:p>
        </text:list-item>
        <text:list-item>
          <text:p text:style-name="P44">3% hydrogen peroxide</text:p>
        </text:list-item>
        <text:list-item>
          <text:p text:style-name="P44">Standard lab procedures and a fume hood should be used to prevent chemical injuries. </text:p>
        </text:list-item>
        <text:list-item>
          <text:p text:style-name="P39"><text:span text:style-name="T4">Waste copper(II) chloride </text:span><text:span text:style-name="T6">will be regenerated with hydrochloric acid and air to act as an etchant for future testing. </text:span><text:span text:style-name="T7">When the etchant is no longer needed, </text:span><text:span text:style-name="T8">it will be reacted with sodium hydroxide to eventually form </text:span></text:p>
        </text:list-item>
      </text:list>
      <text:p text:style-name="P13">Data Analysis</text:p>
      <text:p text:style-name="P14">Prototype design will be judged based on the following criteria: </text:p>
      <text:list xml:id="list3910746807396171316" text:style-name="L3">
        <text:list-item>
          <text:p text:style-name="P45">Does the prototype function as expected? </text:p>
        </text:list-item>
        <text:list-item>
          <text:p text:style-name="P45">Would it be effective in alerting a user?</text:p>
        </text:list-item>
        <text:list-item>
          <text:p text:style-name="P46">Can the device be installed with relative ease in existing vehicles?</text:p>
        </text:list-item>
      </text:list>
      <text:p text:style-name="P7"/>
      <text:p text:style-name="P7"/>
      <text:p text:style-name="P15"><text:span text:style-name="T10">Instructions for </text:span>Fabrication of Device</text:p>
      <text:p text:style-name="P7"/>
      <text:p text:style-name="P8">Tools needed:</text:p>
      <text:list xml:id="list8517231490150956598" text:style-name="L4">
        <text:list-item>
          <text:p text:style-name="P22">Hot plate</text:p>
        </text:list-item>
        <text:list-item>
          <text:p text:style-name="P22">Fume hood</text:p>
        </text:list-item>
        <text:list-item>
          <text:p text:style-name="P22">Nitrile gloves</text:p>
        </text:list-item>
        <text:list-item>
          <text:p text:style-name="P25">Ultraviolet/<text:span text:style-name="T25">fluorescent lamp or sunlight</text:span></text:p>
        </text:list-item>
        <text:list-item>
          <text:p text:style-name="P22"><text:span text:style-name="T17">A</text:span>quarium pump <text:span text:style-name="T17">and silicone tubing</text:span></text:p>
        </text:list-item>
        <text:list-item>
          <text:p text:style-name="P28">Soldering iron and solder</text:p>
        </text:list-item>
        <text:list-item>
          <text:p text:style-name="P25">Clothes iron</text:p>
        </text:list-item>
      </text:list>
      <text:p text:style-name="P7"/>
      <text:p text:style-name="P9">Materials needed:</text:p>
      <text:list xml:id="list829390172547770844" text:style-name="L5">
        <text:list-item>
          <text:p text:style-name="P23">Copper-clad PCB</text:p>
        </text:list-item>
        <text:list-item>
          <text:p text:style-name="P23">Photoresist dry film</text:p>
        </text:list-item>
        <text:list-item>
          <text:p text:style-name="P36">Solder paste <text:span text:style-name="T27">(Sn63/Pb37) and flux</text:span></text:p>
        </text:list-item>
        <text:list-item>
          <text:p text:style-name="P23">Sodium carbonate</text:p>
        </text:list-item>
        <text:list-item>
          <text:p text:style-name="P23">Sodium hydroxide, <text:span text:style-name="T17">99%</text:span> (lye<text:span text:style-name="T17">)</text:span></text:p>
        </text:list-item>
        <text:list-item>
          <text:p text:style-name="P23">Hydrochloric acid, 37%</text:p>
        </text:list-item>
        <text:list-item>
          <text:p text:style-name="P23">Hydrogen peroxid<text:span text:style-name="T17">e, </text:span>3%</text:p>
        </text:list-item>
        <text:list-item>
          <text:p text:style-name="P23">Electronic components</text:p>
          <text:list>
            <text:list-item>
              <text:p text:style-name="P23">Yellow LED</text:p>
            </text:list-item>
            <text:list-item>
              <text:p text:style-name="P47"><text:span text:style-name="T22">NPN transistors (</text:span><text:span text:style-name="T23">Diodes Incorporated BC817-16W-7 </text:span><text:span text:style-name="T24">and 2N2222 TO-18</text:span><text:span text:style-name="T23">)</text:span></text:p>
            </text:list-item>
            <text:list-item>
              <text:p text:style-name="P49"><text:span text:style-name="T23">U</text:span><text:span text:style-name="T21">SB connectors</text:span></text:p>
            </text:list-item>
            <text:list-item>
              <text:p text:style-name="P23">Buzzer</text:p>
            </text:list-item>
            <text:list-item>
              <text:p text:style-name="P29">Jumper wires</text:p>
            </text:list-item>
            <text:list-item>
              <text:p text:style-name="P29">Batteries <text:span text:style-name="T11">(3</text:span>V <text:span text:style-name="T11">total</text:span>)</text:p>
            </text:list-item>
          </text:list>
        </text:list-item>
        <text:list-item>
          <text:p text:style-name="P23">Contact switch components</text:p>
          <text:list>
            <text:list-item>
              <text:p text:style-name="P26">Stainless steel conductive cloth</text:p>
            </text:list-item>
            <text:list-item>
              <text:p text:style-name="P26">Wire leads</text:p>
            </text:list-item>
            <text:list-item>
              <text:p text:style-name="P23">Nylon thread <text:span text:style-name="T9">and Velcro</text:span></text:p>
            </text:list-item>
          </text:list>
        </text:list-item>
        <text:list-item>
          <text:p text:style-name="P23">Steering wheel cover</text:p>
        </text:list-item>
        <text:list-item>
          <text:p text:style-name="P29">Project enclosure box</text:p>
        </text:list-item>
      </text:list>
      <text:p text:style-name="P7"/>
      <text:p text:style-name="P16">Procedure:</text:p>
      <text:list xml:id="list1279844268537039504" text:style-name="L6">
        <text:list-item>
          <text:p text:style-name="P30">Cut a copper clad PCB to fit in a project enclosure.</text:p>
        </text:list-item>
        <text:list-item>
          <text:p text:style-name="P48">Etch the PCB to receive components.</text:p>
          <text:list>
            <text:list-item>
              <text:p text:style-name="P27">Laminate the PCB using photoresist dry film and an iron.</text:p>
            </text:list-item>
            <text:list-item>
              <text:p text:style-name="P31">Apply a transparency printed with circuit design <text:span text:style-name="T26">negative</text:span>, toner side down. <text:span text:style-name="T19">Hold the mask in place by taping it to the board firmly so no light will leak under the mask.</text:span></text:p>
            </text:list-item>
            <text:list-item>
              <text:p text:style-name="P24">Expose the board <text:span text:style-name="T19">to a UV lamp for 15 minutes until the resist has hardened.</text:span></text:p>
            </text:list-item>
            <text:list-item>
              <text:p text:style-name="P31"><text:span text:style-name="T1">Make a developer solution from sodium carbonate (1g Na</text:span><text:span text:style-name="T2">2</text:span><text:span text:style-name="T1">CO</text:span><text:span text:style-name="T2">3</text:span><text:span text:style-name="T1"> per 250g H</text:span><text:span text:style-name="T2">2</text:span><text:span text:style-name="T1">O). </text:span></text:p>
            </text:list-item>
            <text:list-item>
              <text:p text:style-name="P32">Develop the board by placing it in the sodium carbonate solution for 15 minutes. Do not allow the solution to become too polluted; if it does, replace the solution.</text:p>
            </text:list-item>
            <text:list-item>
              <text:p text:style-name="P33">Make an etchant by adding <text:span text:style-name="T20">133.3 mL of hydrochloric acid to 266.7 mL of hydrogen peroxide.</text:span></text:p>
            </text:list-item>
            <text:list-item>
              <text:p text:style-name="P33">Etch the board by placing it in the <text:span text:style-name="T3">etchant and bubbling air into the solution. Flip the board periodically to ensure even etching.</text:span></text:p>
            </text:list-item>
            <text:list-item>
              <text:p text:style-name="P30">Drill holes to receive components (if applicable).</text:p>
            </text:list-item>
            <text:list-item>
              <text:p text:style-name="P30">Make a stripping solution by mixing <text:span text:style-name="T20">15 grams</text:span> of <text:span text:style-name="T18">sodium hydroxide </text:span>with <text:span text:style-name="T20">67 grams water</text:span>. <text:span text:style-name="T20">P</text:span>lace the board in it to release any leftover photoresist.</text:p>
            </text:list-item>
            <text:list-item>
              <text:p text:style-name="P24">Wash the board to remove any trace chemicals.</text:p>
            </text:list-item>
            <text:list-item>
              <text:p text:style-name="P38">Paint over the board using solder mask.</text:p>
            </text:list-item>
            <text:list-item>
              <text:p text:style-name="P38">Apply a transparency printed with a positive image of the design (solder pads only), and expose to a UV radiation source. Remove unhardened paint using turpentine.</text:p>
            </text:list-item>
          </text:list>
        </text:list-item>
        <text:list-item>
          <text:p text:style-name="P43">Attach all components to the PCB. Use a hot plate</text:p>
          <text:list>
            <text:list-item>
              <text:p text:style-name="P37">The lead<text:span text:style-name="T27">ed</text:span> solder will melt around <text:span text:style-name="T27">185</text:span> degrees C. Care must be taken to not damage the board or components due to excessive heat.</text:p>
            </text:list-item>
          </text:list>
        </text:list-item>
        <text:list-item>
          <text:p text:style-name="P34">Mount the circuit board in the project enclosure. Ensure that the indicator LED is visible.</text:p>
        </text:list-item>
        <text:list-item>
          <text:p text:style-name="P21">Stitch the conductive cloth in the correct locations on the steering wheel cover. Connect each side to the main board.</text:p>
        </text:list-item>
        <text:list-item>
          <text:p text:style-name="P34">Using Velcro to attach the enclosure box to the steering wheel cover.</text:p>
        </text:list-item>
        <text:list-item>
          <text:p text:style-name="P34">The device can now be installed on a vehicle by placing it on a steering wheel. <text:span text:style-name="T12">(The enclosure may need to be attached after the steering wheel cover has been installed.)</text:span></text:p>
        </text:list-item>
      </text:list>
      <text:p text:style-name="P10"/>
      <text:p text:style-name="P40">Handling and Disposing Etchant:</text:p>
      <text:list xml:id="list2776490783945458752" text:style-name="L7">
        <text:list-item>
          <text:p text:style-name="P41">Used etchant contains copper(II) chloride, hydrochloric acid, and hydrogen peroxide. Copper(II) chloride also acts as a PCB etchant. This can be strengthened by adding additional copper metal and pumping in air if the hydrogen peroxide is depleted.</text:p>
        </text:list-item>
        <text:list-item>
          <text:p text:style-name="P41">To dispose of copper(II) chloride when it is no longer needed, scrap aluminium metal is added, which reacts to form elemental copper and <text:span text:style-name="T28">aluminium chlorides, which can be diluted and disposed of in a drain (it is chemically similar to some compounds in commonly available deodorants).</text:span></text:p>
        </text:list-item>
      </text:list>
      <text:p text:style-name="P10"/>
      <text:p text:style-name="P52">Works Cited</text:p>
      <text:p text:style-name="P51">Works Cited</text:p>
      <text:p text:style-name="P50">"DIY PCB Using Liquid Photoresist." <text:span text:style-name="T14">Instructables.com</text:span>. Autodesk, n.d. Web. 28 Oct. 2015.</text:p>
      <text:p text:style-name="P50">"Facts and Statistics." <text:span text:style-name="T14">Distracted Driving : Facts And Statistics</text:span>. US Department of Transportation, n.d. Web. 28 Oct. 2015. &lt;http://www.distraction.gov/stats-research-laws/facts-and-statistics.html&gt;.</text:p>
      <text:p text:style-name="P50">"How to Dispose of CuCl2 ?" <text:span text:style-name="T14">ScienceForums.net</text:span>. N.p., 14 Oct. 2012. Web. 01 Nov. 2015. &lt;http://www.scienceforums.net/topic/69730-how-to-dispose-of-cucl2/&gt;.</text:p>
      <text:p text:style-name="P50"><text:span text:style-name="T14">How to Make PCB Using Photoresist Dry Film</text:span>. <text:span text:style-name="T14">YouTube</text:span>. Google, 18 May 2014. Web. 28 Oct. 2015. &lt;https://www.youtube.com/watch?v=cRCFGZxmob0&gt;.</text:p>
      <text:p text:style-name="P50"><text:span text:style-name="T14">Make 10 Etchants for Copper Printed Circuit Boards</text:span>. <text:span text:style-name="T14">YouTube</text:span>. Google, 8 Dec. 2012. Web. 28 Oct. 2015. &lt;https://www.youtube.com/watch?v=Q4tWEse2rDI&amp;feature=youtu.be&gt;.</text:p>
      <text:p text:style-name="P50">Puri, Nitin. "ORIGOSafe Stops Drivers from Texting." <text:span text:style-name="T14">ZDNet</text:span>. CBS Interactive, 20 Mar. 2013. Web. 28 Oct. 2015. &lt;http://www.zdnet.com/article/origosafe-stops-drivers-from-texting/&gt;.</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Times New Roman1" svg:font-family="'Times New Roman', Time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5:43:49.080000000</meta:creation-date>
    <dc:date>2015-11-02T21:36:12.743000000</dc:date>
    <meta:editing-duration>P1DT13H56M52S</meta:editing-duration>
    <meta:editing-cycles>20</meta:editing-cycles>
    <meta:generator>LibreOffice/4.4.3.2$Windows_x86 LibreOffice_project/88805f81e9fe61362df02b9941de8e38a9b5fd16</meta:generator>
    <meta:document-statistic meta:table-count="0" meta:image-count="0" meta:object-count="0" meta:page-count="4" meta:paragraph-count="84" meta:word-count="946" meta:character-count="5800" meta:non-whitespace-character-count="4987"/>
  </office:meta>
</office:document-meta>
</file>